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1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3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1" style:family="table">
      <style:table-properties style:width="7.0729in" table:align="margins" style:may-break-between-rows="false" style:writing-mode="lr-tb"/>
    </style:style>
    <style:style style:name="tf1.A" style:family="table-column">
      <style:table-column-properties style:column-width="2.3576in" style:rel-column-width="21845*"/>
    </style:style>
    <style:style style:name="tf1.A1" style:family="table-cell">
      <style:table-cell-properties fo:padding="0.0201in" fo:border="none"/>
    </style:style>
    <style:style style:name="tf1.A2" style:family="table-cell">
      <style:table-cell-properties fo:padding="0.0201in" fo:border-left="0.0139in solid #000000" fo:border-right="none" fo:border-top="0.0139in solid #000000" fo:border-bottom="0.0007in solid #000000"/>
    </style:style>
    <style:style style:name="tf1.C2" style:family="table-cell">
      <style:table-cell-properties fo:padding="0.0201in" fo:border-left="0.0007in solid #000000" fo:border-right="0.0139in solid #000000" fo:border-top="0.0139in solid #000000" fo:border-bottom="0.0007in solid #000000"/>
    </style:style>
    <style:style style:name="tf1.A3" style:family="table-cell">
      <style:table-cell-properties fo:padding="0.0201in" fo:border-left="0.0139in solid #000000" fo:border-right="none" fo:border-top="none" fo:border-bottom="0.0007in solid #000000"/>
    </style:style>
    <style:style style:name="tf1.B3" style:family="table-cell">
      <style:table-cell-properties fo:padding="0.0201in" fo:border-left="0.0007in solid #000000" fo:border-right="none" fo:border-top="none" fo:border-bottom="0.0007in solid #000000"/>
    </style:style>
    <style:style style:name="tf1.B4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f1.C4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f1.5" style:family="table-row">
      <style:table-row-properties style:min-row-height="0.0479in"/>
    </style:style>
    <style:style style:name="tf1.A6" style:family="table-cell">
      <style:table-cell-properties fo:padding="0.0201in" fo:border-left="0.0139in solid #000000" fo:border-right="none" fo:border-top="none" fo:border-bottom="0.0139in solid #000000"/>
    </style:style>
    <style:style style:name="t1" style:family="table">
      <style:table-properties style:width="7.0729in" table:align="margins" style:may-break-between-rows="false" style:writing-mode="lr-tb"/>
    </style:style>
    <style:style style:name="t1.A" style:family="table-column">
      <style:table-column-properties style:column-width="0.7861in" style:rel-column-width="7281*"/>
    </style:style>
    <style:style style:name="t1.I" style:family="table-column">
      <style:table-column-properties style:column-width="0.7861in" style:rel-column-width="7287*"/>
    </style:style>
    <style:style style:name="t1.A1" style:family="table-cell">
      <style:table-cell-properties style:vertical-align="bottom" fo:padding="0.0201in" fo:border="none"/>
    </style:style>
    <style:style style:name="t1.2" style:family="table-row">
      <style:table-row-properties style:min-row-height="0.2549in"/>
    </style:style>
    <style:style style:name="t1.A2" style:family="table-cell">
      <style:table-cell-properties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7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style:font-name="Arial" fo:font-size="10pt" style:font-size-asian="10pt" style:font-size-complex="10pt" fo:hyphenate="true" fo:hyphenation-remain-char-count="2" fo:hyphenation-push-char-count="2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1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24" style:family="paragraph" style:parent-style-name="Standard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6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27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size="6pt" fo:background-color="transparent" style:font-size-asian="6pt" style:font-size-complex="6pt"/>
    </style:style>
    <style:style style:name="P30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fo:language="ru" fo:country="RU" fo:font-style="normal" style:text-underline-style="none" fo:font-weight="normal" fo:background-color="transparent" style:font-name-asian="Symbo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style:font-name-asian="Times New Roman" style:font-name-complex="Times New Roman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9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10" style:family="text">
      <style:text-properties fo:language="ru" fo:country="RU" fo:font-style="normal" style:font-style-asian="normal" style:font-style-complex="normal"/>
    </style:style>
    <style:style style:name="T11" style:family="text">
      <style:text-properties fo:language="ru" fo:country="RU" style:text-underline-style="none"/>
    </style:style>
    <style:style style:name="T12" style:family="text">
      <style:text-properties fo:language="ru" fo:country="RU" style:font-name-asian="Times New Roman" style:font-name-complex="Times New Roman1"/>
    </style:style>
    <style:style style:name="T13" style:family="text">
      <style:text-properties fo:language="ru" fo:country="RU" style:font-name-asian="Times New Roman" style:font-name-complex="Times New Roman"/>
    </style:style>
    <style:style style:name="T14" style:family="text">
      <style:text-properties style:font-name="Arial" fo:font-size="10pt" style:font-size-asian="10pt" style:font-size-complex="10pt"/>
    </style:style>
    <style:style style:name="T15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6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7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8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9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20" style:family="text">
      <style:text-properties style:font-name="Arial" fo:font-size="10pt" fo:language="en" fo:country="US" style:font-size-asian="10pt" style:font-size-complex="10pt"/>
    </style:style>
    <style:style style:name="T21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2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3" style:family="text">
      <style:text-properties style:font-name="Arial" fo:font-size="10pt" fo:language="en" fo:country="US" style:text-underline-style="none" fo:font-weight="bold" style:text-underline-mode="continuous" style:text-overline-mode="continuous" style:text-line-through-mode="continuous" style:font-size-asian="10pt" style:font-weight-asian="bold" style:font-name-complex="Arial" style:font-size-complex="10pt" style:font-weight-complex="bold"/>
    </style:style>
    <style:style style:name="T24" style:family="text">
      <style:text-properties style:font-name="Arial" fo:font-size="10pt" fo:language="en" fo:country="US" fo:background-color="transparent" style:font-size-asian="10pt" style:font-size-complex="10pt"/>
    </style:style>
    <style:style style:name="T25" style:family="text">
      <style:text-properties style:font-name="Arial" fo:font-size="10pt" fo:language="en" fo:country="US" fo:font-weight="bold" fo:background-color="#ffff00" style:font-size-asian="10pt" style:font-weight-asian="bold" style:font-size-complex="10pt" style:font-weight-complex="bold"/>
    </style:style>
    <style:style style:name="T26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27" style:family="text">
      <style:text-properties style:font-name="Arial" fo:font-size="10pt" fo:language="en" fo:country="US" fo:font-weight="bold" fo:background-color="transparent" style:font-size-asian="10pt" style:font-weight-asian="bold" style:font-size-complex="10pt" style:font-weight-complex="bold"/>
    </style:style>
    <style:style style:name="T28" style:family="text">
      <style:text-properties style:font-name="Arial" fo:font-size="10pt" fo:font-weight="bold" fo:background-color="#ffff00" style:font-size-asian="10pt" style:font-weight-asian="bold" style:font-size-complex="10pt" style:font-weight-complex="bold"/>
    </style:style>
    <style:style style:name="T2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T3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32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33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3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35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/>
    </style:style>
    <style:style style:name="T3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7" style:family="text">
      <style:text-properties style:font-name="Arial" fo:font-size="10pt" fo:background-color="transparent" style:font-size-asian="10pt" style:font-size-complex="10pt"/>
    </style:style>
    <style:style style:name="T38" style:family="text">
      <style:text-properties style:font-name="Arial" fo:font-size="11pt" style:font-size-asian="11pt" style:font-size-complex="11pt"/>
    </style:style>
    <style:style style:name="T39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40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41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2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43" style:family="text">
      <style:text-properties style:font-name="Arial" fo:font-size="11pt" fo:font-weight="bold" style:font-size-asian="11pt" style:font-weight-asian="bold" style:font-size-complex="11pt"/>
    </style:style>
    <style:style style:name="T4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5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6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8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9" style:family="text">
      <style:text-properties style:font-name="Arial" fo:font-size="11pt" style:text-underline-style="none" style:font-size-asian="11pt" style:font-size-complex="11pt"/>
    </style:style>
    <style:style style:name="T50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51" style:family="text">
      <style:text-properties style:font-name="Arial" fo:font-size="11pt" fo:language="ru" fo:country="RU" fo:font-style="normal" style:text-underline-style="none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52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53" style:family="text">
      <style:text-properties style:font-name="Arial" fo:font-size="11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54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5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6" style:family="text">
      <style:text-properties style:font-name="Arial" fo:font-size="12pt" fo:language="ru" fo:country="RU" fo:font-style="normal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8" style:family="text"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59" style:family="text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60" style:family="text">
      <style:text-properties style:font-name="Arial" fo:font-size="9pt" fo:language="ru" fo:country="RU" style:text-underline-style="none" fo:font-weight="normal" style:font-size-asian="9pt" style:font-weight-asian="normal" style:font-name-complex="Arial" style:font-size-complex="9pt" style:font-weight-complex="normal"/>
    </style:style>
    <style:style style:name="T61" style:family="text">
      <style:text-properties style:font-name="Arial" fo:font-size="9pt" fo:language="ru" fo:country="RU" style:text-underline-style="none" fo:font-weight="normal" style:font-name-asian="Symbol" style:font-size-asian="9pt" style:font-weight-asian="normal" style:font-name-complex="Arial" style:font-size-complex="9pt" style:font-weight-complex="normal"/>
    </style:style>
    <style:style style:name="T62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none"/>
    </style:style>
    <style:style style:name="T65" style:family="text">
      <style:text-properties style:text-position="super 58%"/>
    </style:style>
    <style:style style:name="T66" style:family="text">
      <style:text-properties style:text-position="super 58%" fo:language="ru" fo:country="RU" fo:font-style="normal" style:font-style-asian="normal" style:font-style-complex="normal"/>
    </style:style>
    <style:style style:name="T67" style:family="text">
      <style:text-properties style:text-position="super 58%" fo:language="ru" fo:country="RU" style:font-name-asian="Times New Roman" style:font-name-complex="Times New Roman"/>
    </style:style>
    <style:style style:name="T68" style:family="text">
      <style:text-properties style:text-position="super 58%" fo:language="ru" fo:country="RU" style:font-name-asian="Times New Roman" style:font-name-complex="Times New Roman1"/>
    </style:style>
    <style:style style:name="T69" style:family="text">
      <style:text-properties style:use-window-font-color="true" style:text-position="super 58%"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70" style:family="text">
      <style:text-properties style:use-window-font-color="true" style:text-position="0% 100%"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71" style:family="text">
      <style:text-properties style:use-window-font-color="true" style:text-position="0% 100%" style:font-name="Arial" fo:font-size="10pt" fo:language="en" fo:country="US" style:text-underline-style="none" fo:font-weight="normal" style:font-name-asian="Times New Roman" style:font-size-asian="10pt" style:font-weight-asian="normal" style:font-name-complex="Arial" style:font-size-complex="10pt" style:font-weight-complex="normal"/>
    </style:style>
    <style:style style:name="T72" style:family="text">
      <style:text-properties style:text-position="0% 100%" style:font-name="Arial" fo:font-size="10pt" fo:language="ru" fo:country="RU" style:text-underline-style="none" fo:font-weight="bold" fo:background-color="#ffff00" style:font-size-asian="10pt" style:font-weight-asian="bold" style:font-name-complex="Arial" style:font-size-complex="10pt" style:font-style-complex="italic" style:font-weight-complex="bold"/>
    </style:style>
    <style:style style:name="T73" style:family="text">
      <style:text-properties style:text-position="0% 100%" style:font-name="Arial" fo:font-size="10pt" fo:language="ru" fo:country="RU" style:text-underline-style="none" fo:font-weight="bold" style:font-size-asian="10pt" style:font-weight-asian="bold" style:font-name-complex="Arial" style:font-size-complex="10pt" style:font-style-complex="italic" style:font-weight-complex="bold"/>
    </style:style>
    <style:style style:name="T74" style:family="text">
      <style:text-properties style:text-position="0% 100%" style:font-name="Arial" fo:font-size="10pt" fo:language="ru" fo:country="RU" style:text-underline-style="none" fo:font-weight="bold" fo:background-color="transparent" style:font-size-asian="10pt" style:font-weight-asian="bold" style:font-name-complex="Arial" style:font-size-complex="10pt" style:font-style-complex="italic" style:font-weight-complex="bold"/>
    </style:style>
    <style:style style:name="T75" style:family="text">
      <style:text-properties style:text-position="0% 100%" style:font-name="Arial" fo:font-size="10pt" fo:language="en" fo:country="US" style:text-underline-style="none" fo:font-weight="bold" fo:background-color="#ffff00" style:font-size-asian="10pt" style:font-weight-asian="bold" style:font-name-complex="Arial" style:font-size-complex="10pt" style:font-style-complex="italic" style:font-weight-complex="bold"/>
    </style:style>
    <style:style style:name="T76" style:family="text">
      <style:text-properties style:text-position="0% 100%" style:font-name="Arial" fo:font-size="10pt" fo:language="en" fo:country="US" style:text-underline-style="none" fo:font-weight="bold" style:font-size-asian="10pt" style:font-weight-asian="bold" style:font-name-complex="Arial" style:font-size-complex="10pt" style:font-style-complex="italic" style:font-weight-complex="bold"/>
    </style:style>
    <style:style style:name="T77" style:family="text">
      <style:text-properties style:text-position="0% 100%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style-complex="italic" style:font-weight-complex="bold"/>
    </style:style>
    <style:style style:name="T78" style:family="text">
      <style:text-properties style:text-position="0% 100%" fo:language="ru" fo:country="RU"/>
    </style:style>
    <style:style style:name="T79" style:family="text">
      <style:text-properties style:text-position="0% 100%" fo:language="ru" fo:country="RU" style:font-name-asian="Times New Roman" style:font-name-complex="Times New Roman1"/>
    </style:style>
    <style:style style:name="T80" style:family="text">
      <style:text-properties style:text-position="0% 100%" fo:language="ru" fo:country="RU" style:font-name-asian="Times New Roman" style:font-name-complex="Times New Roman"/>
    </style:style>
    <style:style style:name="T81" style:family="text">
      <style:text-properties style:text-position="0% 100%" fo:language="en" fo:country="US"/>
    </style:style>
    <style:style style:name="T82" style:family="text">
      <style:text-properties style:text-position="sub 58%" fo:language="en" fo:country="US"/>
    </style:style>
    <style:style style:name="T83" style:family="text">
      <style:text-properties style:text-position="sub 58%" fo:language="en" fo:country="US" style:font-name-asian="Times New Roman" style:font-name-complex="Times New Roman"/>
    </style:style>
    <style:style style:name="T84" style:family="text">
      <style:text-properties style:text-position="sub 58%" fo:language="ru" fo:country="RU"/>
    </style:style>
    <style:style style:name="fr1" style:family="graphic" style:parent-style-name="OLE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Протокол № 48-<text:span text:style-name="T63"><text:tab/><text:tab/></text:span></text:p>
      <text:p text:style-name="P19"/>
      <text:p text:style-name="P10"><text:span text:style-name="Основной_20_шрифт_20_абзаца"><text:span text:style-name="T38">поверки<text:tab/><text:tab/><text:tab/></text:span></text:span><text:span text:style-name="Основной_20_шрифт_20_абзаца"><text:span text:style-name="T55">Измерителя</text:span></text:span><text:span text:style-name="Основной_20_шрифт_20_абзаца"><text:span text:style-name="T54">-</text:span></text:span><text:span text:style-name="Основной_20_шрифт_20_абзаца"><text:span text:style-name="T55">сигнализатора</text:span></text:span><text:span text:style-name="Основной_20_шрифт_20_абзаца"><text:span text:style-name="T54"> </text:span></text:span><text:span text:style-name="Основной_20_шрифт_20_абзаца"><text:span text:style-name="T55">СРК</text:span></text:span><text:span text:style-name="Основной_20_шрифт_20_абзаца"><text:span text:style-name="T54">-АТ</text:span></text:span><text:span text:style-name="Основной_20_шрифт_20_абзаца"><text:span text:style-name="T55">2327</text:span></text:span><text:span text:style-name="Основной_20_шрифт_20_абзаца"><text:span text:style-name="T56"><text:tab/></text:span></text:span><text:span text:style-name="Основной_20_шрифт_20_абзаца"><text:span text:style-name="T51">зав. №</text:span></text:span><text:span text:style-name="Основной_20_шрифт_20_абзаца"><text:span text:style-name="T52"> </text:span></text:span><text:span text:style-name="Основной_20_шрифт_20_абзаца"><text:span text:style-name="T53">$serial </text:span></text:span></text:p>
      <text:p text:style-name="P8"/>
      <text:p text:style-name="P11"><text:span text:style-name="Основной_20_шрифт_20_абзаца"><text:span text:style-name="T49">в составе с (зав. №)</text:span></text:span><text:span text:style-name="Основной_20_шрифт_20_абзаца"><text:span text:style-name="T38"> </text:span></text:span><text:span text:style-name="Основной_20_шрифт_20_абзаца"><text:span text:style-name="T42"><text:s/></text:span></text:span><text:span text:style-name="Основной_20_шрифт_20_абзаца"><text:span text:style-name="T36">$</text:span></text:span><text:span text:style-name="Основной_20_шрифт_20_абзаца"><text:span text:style-name="T21">allS</text:span></text:span><text:span text:style-name="Основной_20_шрифт_20_абзаца"><text:span text:style-name="T21">erial</text:span></text:span><text:span text:style-name="Основной_20_шрифт_20_абзаца"><text:span text:style-name="T39"><text:tab/></text:span></text:span></text:p>
      <text:p text:style-name="P11"><text:span text:style-name="Основной_20_шрифт_20_абзаца"><text:span text:style-name="T38">принадлежащего</text:span></text:span><text:span text:style-name="Основной_20_шрифт_20_абзаца"><text:span text:style-name="T39"><text:tab/></text:span></text:span></text:p>
      <text:p text:style-name="P7"/>
      <text:p text:style-name="P11"><text:span text:style-name="Основной_20_шрифт_20_абзаца"><text:span text:style-name="T44">ИЗГОТОВИТЕЛЬ</text:span></text:span><text:span text:style-name="Основной_20_шрифт_20_абзаца"><text:span text:style-name="T45"> <text:s text:c="40"/></text:span></text:span><text:span text:style-name="Основной_20_шрифт_20_абзаца"><text:span text:style-name="T40">УП «АТОМТЕХ»<text:tab/></text:span></text:span></text:p>
      <text:p text:style-name="P12"><text:tab/><text:tab/></text:p>
      <text:p text:style-name="P15"><text:span text:style-name="Основной_20_шрифт_20_абзаца"><text:span text:style-name="T14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31">Т</text:span></text:span><text:span text:style-name="Основной_20_шрифт_20_абзаца"><text:span text:style-name="T14"> =</text:span></text:span><text:span text:style-name="Основной_20_шрифт_20_абзаца"><text:span text:style-name="T15"> <text:s text:c="4"/></text:span></text:span><text:span text:style-name="Основной_20_шрифт_20_абзаца"><text:span text:style-name="T18">°</text:span></text:span><text:span text:style-name="Основной_20_шрифт_20_абзаца"><text:span text:style-name="T31">С</text:span></text:span><text:span text:style-name="Основной_20_шрифт_20_абзаца"><text:span text:style-name="T14">, атмосферном давлении </text:span></text:span><text:span text:style-name="Основной_20_шрифт_20_абзаца"><text:span text:style-name="T31">Р</text:span></text:span><text:span text:style-name="Основной_20_шрифт_20_абзаца"><text:span text:style-name="T14"> =</text:span></text:span><text:span text:style-name="Основной_20_шрифт_20_абзаца"><text:span text:style-name="T15"> <text:s text:c="4"/></text:span></text:span><text:span text:style-name="Основной_20_шрифт_20_абзаца"><text:span text:style-name="T14">кПа, относительной влажности воздуха </text:span></text:span><text:span text:style-name="Основной_20_шрифт_20_абзаца"><text:span text:style-name="T31">р</text:span></text:span><text:span text:style-name="Основной_20_шрифт_20_абзаца"><text:span text:style-name="T14"> =</text:span></text:span><text:span text:style-name="Основной_20_шрифт_20_абзаца"><text:span text:style-name="T15"> <text:s text:c="4"/></text:span></text:span><text:span text:style-name="Основной_20_шрифт_20_абзаца"><text:span text:style-name="T14"><text:s/>%, внешнем фоне γ-излучения </text:span></text:span><text:span text:style-name="Основной_20_шрифт_20_абзаца"><text:span text:style-name="T14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32"> </text:span></text:span><text:span text:style-name="Основной_20_шрифт_20_абзаца"><text:span text:style-name="T14">= </text:span></text:span><text:span text:style-name="Основной_20_шрифт_20_абзаца"><text:span text:style-name="T15"><text:s text:c="6"/></text:span></text:span><text:span text:style-name="Основной_20_шрифт_20_абзаца"><text:span text:style-name="T14">мкЗв/ч, согласно методике, изложенной в МРБ М</text:span></text:span><text:span text:style-name="Основной_20_шрифт_20_абзаца"><text:span text:style-name="T37">П.</text:span></text:span><text:span text:style-name="Основной_20_шрифт_20_абзаца"><text:span text:style-name="T24">854</text:span></text:span><text:span text:style-name="Основной_20_шрифт_20_абзаца"><text:span text:style-name="T37">-20</text:span></text:span><text:span text:style-name="Основной_20_шрифт_20_абзаца"><text:span text:style-name="T24">20</text:span></text:span><text:span text:style-name="Основной_20_шрифт_20_абзаца"><text:span text:style-name="T37">:</text:span></text:span></text:p>
      <text:p text:style-name="P18"><text:span text:style-name="Основной_20_шрифт_20_абзаца"><text:span text:style-name="T59">- </text:span></text:span><text:span text:style-name="Основной_20_шрифт_20_абзаца"><text:span text:style-name="T14">$facility_pp_1</text:span></text:span><text:span text:style-name="Основной_20_шрифт_20_абзаца"><text:span text:style-name="T20">4</text:span></text:span><text:span text:style-name="Основной_20_шрифт_20_абзаца"><text:span text:style-name="T14">0.</text:span></text:span></text:p>
      <text:p text:style-name="P17"/>
      <text:p text:style-name="P24">Чувствительность к прямому нейтронному излучению на основе плутоний-бериллиевого источника:</text:p>
      <text:p text:style-name="P15"><text:span text:style-name="Основной_20_шрифт_20_абзаца"><text:span text:style-name="T59">- Б</text:span></text:span><text:span text:style-name="Основной_20_шрифт_20_абзаца"><text:span text:style-name="T60">ДКН</text:span></text:span><text:span text:style-name="Основной_20_шрифт_20_абзаца"><text:span text:style-name="T58">-</text:span></text:span><text:span text:style-name="Основной_20_шрифт_20_абзаца"><text:span text:style-name="T60">0</text:span></text:span><text:span text:style-name="Основной_20_шрифт_20_абзаца"><text:span text:style-name="T58">5</text:span></text:span><text:span text:style-name="Основной_20_шрифт_20_абзаца"><text:span text:style-name="T59">: </text:span></text:span><text:span text:style-name="Основной_20_шрифт_20_абзаца"><text:span text:style-name="T70">не менее 8 имп </text:span></text:span><text:span text:style-name="Основной_20_шрифт_20_абзаца"><text:span text:style-name="T71">· </text:span></text:span><text:span text:style-name="Основной_20_шрифт_20_абзаца"><text:span text:style-name="T70">см</text:span></text:span><text:span text:style-name="Основной_20_шрифт_20_абзаца"><text:span text:style-name="T69">2</text:span></text:span><text:span text:style-name="Основной_20_шрифт_20_абзаца"><text:span text:style-name="T70">/нейтр.</text:span></text:span></text:p>
      <text:p text:style-name="P16"><text:span text:style-name="Основной_20_шрифт_20_абзаца"><text:span text:style-name="T14"/></text:span></text:p>
      <text:p text:style-name="P10"><text:span text:style-name="T45">1. Внешний осмотр (Соответствует МП):</text:span><text:span text:style-name="T46"><text:tab/></text:span><text:span text:style-name="Основной_20_шрифт_20_абзаца"><text:span text:style-name="T43">ДА </text:span></text:span><text:span text:style-name="Основной_20_шрифт_20_абзаца"><text:span text:style-name="T57">□</text:span></text:span><text:span text:style-name="Основной_20_шрифт_20_абзаца"><text:span text:style-name="T47"><text:tab/></text:span></text:span><text:span text:style-name="Основной_20_шрифт_20_абзаца"><text:span text:style-name="T43"><text:tab/>НЕТ </text:span></text:span><text:span text:style-name="Основной_20_шрифт_20_абзаца"><text:span text:style-name="T57">□</text:span></text:span></text:p>
      <text:p text:style-name="P10"><text:span text:style-name="Основной_20_шрифт_20_абзаца"><text:span text:style-name="T62"/></text:span></text:p>
      <text:p text:style-name="P10"><text:span text:style-name="T41">2. Опробование (Соответствует МП):</text:span><text:span text:style-name="T48"><text:tab/><text:tab/></text:span><text:span text:style-name="Основной_20_шрифт_20_абзаца"><text:span text:style-name="T43">ДА </text:span></text:span><text:span text:style-name="Основной_20_шрифт_20_абзаца"><text:span text:style-name="T57">□</text:span></text:span><text:span text:style-name="Основной_20_шрифт_20_абзаца"><text:span text:style-name="T47"><text:tab/></text:span></text:span><text:span text:style-name="Основной_20_шрифт_20_абзаца"><text:span text:style-name="T43"><text:tab/>НЕТ </text:span></text:span><text:span text:style-name="Основной_20_шрифт_20_абзаца"><text:span text:style-name="T57">□</text:span></text:span></text:p>
      <text:p text:style-name="P4"/>
      <text:p text:style-name="P10"><text:span text:style-name="Основной_20_шрифт_20_абзаца"><text:span text:style-name="T34">Идентификационные данные (признаки):</text:span></text:span></text:p>
      <text:p text:style-name="P10"><text:span text:style-name="Основной_20_шрифт_20_абзаца"><text:span text:style-name="T50"><text:tab/></text:span></text:span><text:span text:style-name="Основной_20_шрифт_20_абзаца"><text:span text:style-name="T61">- </text:span></text:span><text:span text:style-name="Основной_20_шрифт_20_абзаца"><text:span text:style-name="T33">идентификационное наименование ПО</text:span></text:span><text:span text:style-name="Основной_20_шрифт_20_абзаца"><text:span text:style-name="T35">:<text:tab/><text:tab/></text:span></text:span><text:span text:style-name="Основной_20_шрифт_20_абзаца"><text:span text:style-name="T22">SARKtech.exe</text:span></text:span></text:p>
      <text:p text:style-name="P20"><text:span text:style-name="Основной_20_шрифт_20_абзаца"><text:span text:style-name="T8"><text:tab/></text:span></text:span><text:span text:style-name="Основной_20_шрифт_20_абзаца"><text:span text:style-name="T2">- </text:span></text:span><text:span text:style-name="Основной_20_шрифт_20_абзаца"><text:span text:style-name="T8">номер версии (идентификационный номер) ПО:<text:tab/></text:span></text:span><text:span text:style-name="Основной_20_шрифт_20_абзаца"><text:span text:style-name="T4">2</text:span></text:span><text:span text:style-name="Основной_20_шрифт_20_абзаца"><text:span text:style-name="T9">.0.17.1; 2.3.0.1</text:span></text:span></text:p>
      <text:p text:style-name="P4"/>
      <text:p text:style-name="P6">3. Определение метрологических характеристик:</text:p>
      <text:p text:style-name="P10"><text:span text:style-name="Основной_20_шрифт_20_абзаца"><text:span text:style-name="T30">3.1 Определение </text:span></text:span><text:span text:style-name="Основной_20_шрифт_20_абзаца"><text:span text:style-name="T74">уровня собственного фона БДКН-05</text:span></text:span></text:p>
      <text:p text:style-name="P28"/>
      <table:table table:name="tf1" table:style-name="tf1">
        <table:table-column table:style-name="tf1.A" table:number-columns-repeated="3"/>
        <table:table-row>
          <table:table-cell table:style-name="tf1.A1" table:number-columns-spanned="3" office:value-type="string">
            <text:p text:style-name="P21"><text:span text:style-name="T64">Блок детектирования </text:span><text:span text:style-name="T11">нейтронного излучения БДКН-</text:span><text:span text:style-name="T64">05</text:span><text:span text:style-name="T11"> </text:span><text:span text:style-name="T64">зав № $bd_num1$</text:span></text:p>
          </table:table-cell>
          <table:covered-table-cell/>
          <table:covered-table-cell/>
        </table:table-row>
        <table:table-row>
          <table:table-cell table:style-name="tf1.A2" table:number-columns-spanned="2" office:value-type="string">
            <text:p text:style-name="P26">Измеренное значение скорости счета фона, с<text:span text:style-name="T65">-1</text:span></text:p>
          </table:table-cell>
          <table:covered-table-cell/>
          <table:table-cell table:style-name="tf1.C2" table:number-rows-spanned="2" office:value-type="string">
            <text:p text:style-name="P26">Условие соответствия по ТУ <text:span text:style-name="T5">n</text:span><text:span text:style-name="T84">ф,</text:span><text:span text:style-name="T78">, имп./с, не более</text:span></text:p>
          </table:table-cell>
        </table:table-row>
        <table:table-row>
          <table:table-cell table:style-name="tf1.A3" office:value-type="string">
            <text:p text:style-name="P26">Результаты измерения</text:p>
          </table:table-cell>
          <table:table-cell table:style-name="tf1.B3" office:value-type="string">
            <text:p text:style-name="P26">Среднее значение <text:span text:style-name="T5">n</text:span><text:span text:style-name="T84">ф</text:span></text:p>
          </table:table-cell>
          <table:covered-table-cell/>
        </table:table-row>
        <table:table-row>
          <table:table-cell table:style-name="tf1.A3" office:value-type="string">
            <text:p text:style-name="P22">$f1-10</text:p>
          </table:table-cell>
          <table:table-cell table:style-name="tf1.B4" table:number-rows-spanned="3" office:value-type="string">
            <text:p text:style-name="P22">$f1-20</text:p>
          </table:table-cell>
          <table:table-cell table:style-name="tf1.C4" table:number-rows-spanned="3" office:value-type="string">
            <text:p text:style-name="P26">0,23</text:p>
          </table:table-cell>
        </table:table-row>
        <table:table-row table:style-name="tf1.5">
          <table:table-cell table:style-name="tf1.A3" office:value-type="string">
            <text:p text:style-name="P22">$f1-11</text:p>
          </table:table-cell>
          <table:covered-table-cell/>
          <table:covered-table-cell/>
        </table:table-row>
        <table:table-row>
          <table:table-cell table:style-name="tf1.A6" office:value-type="string">
            <text:p text:style-name="P22">$f1-12</text:p>
          </table:table-cell>
          <table:covered-table-cell/>
          <table:covered-table-cell/>
        </table:table-row>
      </table:table>
      <text:p text:style-name="P29"/>
      <text:p text:style-name="P10"><text:span text:style-name="Основной_20_шрифт_20_абзаца"><text:span text:style-name="T30">3.</text:span></text:span><text:span text:style-name="Основной_20_шрифт_20_абзаца"><text:span text:style-name="T27">2</text:span></text:span><text:span text:style-name="Основной_20_шрифт_20_абзаца"><text:span text:style-name="T30"> Определение </text:span></text:span><text:span text:style-name="Основной_20_шрифт_20_абзаца"><text:span text:style-name="T77">чувствительности к прямому нейтронному излучению БДКН-05</text:span></text:span><text:span text:style-name="Основной_20_шрифт_20_абзаца"><text:span text:style-name="T30">:</text:span></text:span></text:p>
      <text:p text:style-name="P9"/>
      <table:table table:name="t1" table:style-name="t1">
        <table:table-column table:style-name="t1.A" table:number-columns-repeated="8"/>
        <table:table-column table:style-name="t1.I"/>
        <table:table-row>
          <table:table-cell table:style-name="t1.A1" table:number-columns-spanned="9" office:value-type="string">
            <text:p text:style-name="P21"><text:span text:style-name="T64">Блок детектирования </text:span><text:span text:style-name="T11">нейтронного излучения БДКН-</text:span><text:span text:style-name="T64">05 зав № $bd_num_n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office:value-type="string">
            <text:p text:style-name="P26">Плотность потока в</text:p>
            <text:p text:style-name="P26"><text:span text:style-name="T3">i</text:span><text:span text:style-name="T7">-ой контроль-ной точке, </text:span><text:span text:style-name="T12">φ</text:span><text:span text:style-name="T83">oi</text:span><text:span text:style-name="T6">, </text:span><text:span text:style-name="T13">с</text:span><text:span text:style-name="T67">-1</text:span><text:span text:style-name="T12">·</text:span><text:span text:style-name="T13">см</text:span><text:span text:style-name="T67">-2</text:span></text:p>
          </table:table-cell>
          <table:table-cell table:style-name="t1.B2" office:value-type="string">
            <text:p text:style-name="P26">№ источника</text:p>
          </table:table-cell>
          <table:table-cell table:style-name="t1.B2" office:value-type="string">
            <text:p text:style-name="P26">Расстояние до источника <text:span text:style-name="T3">r</text:span><text:span text:style-name="T82">0</text:span><text:span text:style-name="T3">, </text:span><text:span text:style-name="T7">см</text:span></text:p>
          </table:table-cell>
          <table:table-cell table:style-name="t1.B2" office:value-type="string">
            <text:p text:style-name="P26">Значение <text:span text:style-name="T7">коэффици-ента</text:span> <text:span text:style-name="T3">b(r</text:span><text:span text:style-name="T82">0</text:span><text:span text:style-name="T3">)</text:span></text:p>
          </table:table-cell>
          <table:table-cell table:style-name="t1.B2" office:value-type="string">
            <text:p text:style-name="P26">Значение коэффициента <text:span text:style-name="T7">К</text:span></text:p>
          </table:table-cell>
          <table:table-cell table:style-name="t1.B2" office:value-type="string">
            <text:p text:style-name="P26">Показания прибора в контроль-ной точке, <text:span text:style-name="T5">N, </text:span><text:span text:style-name="T10">с</text:span><text:span text:style-name="T66">-1</text:span></text:p>
          </table:table-cell>
          <table:table-cell table:style-name="t1.B2" office:value-type="string">
            <text:p text:style-name="P26">Среднее значение показаний <text:span text:style-name="T5">N, </text:span><text:span text:style-name="T10">с</text:span><text:span text:style-name="T66">-1</text:span></text:p>
          </table:table-cell>
          <table:table-cell table:style-name="t1.B2" office:value-type="string">
            <text:p text:style-name="P26">Чувстви-тельность БД, <text:span text:style-name="T3">S, </text:span><text:span text:style-name="T7">имп.</text:span><text:span text:style-name="T12">·см</text:span><text:span text:style-name="T68">2</text:span><text:span text:style-name="T12">/ нейтр.</text:span></text:p>
          </table:table-cell>
          <table:table-cell table:style-name="t1.I2" office:value-type="string">
            <text:p text:style-name="P26">Условие соответ-ствия по ТУ <text:span text:style-name="T81">S</text:span><text:span text:style-name="T84">,</text:span><text:span text:style-name="T78">, имп</text:span><text:span text:style-name="T79">·</text:span><text:span text:style-name="T80">см</text:span><text:span text:style-name="T67">2</text:span><text:span text:style-name="T78">, не менее</text:span></text:p>
          </table:table-cell>
        </table:table-row>
        <table:table-row>
          <table:table-cell table:style-name="t1.A3" table:number-rows-spanned="3" office:value-type="string">
            <text:p text:style-name="P26">фон</text:p>
          </table:table-cell>
          <table:table-cell table:style-name="t1.B3" table:number-rows-spanned="3" office:value-type="string">
            <text:p text:style-name="P27">–</text:p>
          </table:table-cell>
          <table:table-cell table:style-name="t1.B3" table:number-rows-spanned="3" office:value-type="string">
            <text:p text:style-name="P27">–</text:p>
          </table:table-cell>
          <table:table-cell table:style-name="t1.B3" table:number-rows-spanned="3" office:value-type="string">
            <text:p text:style-name="P27">–</text:p>
          </table:table-cell>
          <table:table-cell table:style-name="t1.B3" table:number-rows-spanned="3" office:value-type="string">
            <text:p text:style-name="P27">–</text:p>
          </table:table-cell>
          <table:table-cell table:style-name="t1.B3" office:value-type="string">
            <text:p text:style-name="P22">$1-30</text:p>
          </table:table-cell>
          <table:table-cell table:style-name="t1.B3" table:number-rows-spanned="3" office:value-type="string">
            <text:p text:style-name="P22">$1-40</text:p>
          </table:table-cell>
          <table:table-cell table:style-name="t1.B3" table:number-rows-spanned="3" office:value-type="string">
            <text:p text:style-name="P27">–</text:p>
          </table:table-cell>
          <table:table-cell table:style-name="t1.I3" table:number-rows-spanned="3" office:value-type="string">
            <text:p text:style-name="P26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22">$1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22">$1-32</text:p>
          </table:table-cell>
          <table:covered-table-cell/>
          <table:covered-table-cell/>
          <table:covered-table-cell/>
        </table:table-row>
        <table:table-row>
          <table:table-cell table:style-name="t1.A6" table:number-rows-spanned="3" office:value-type="string">
            <text:p text:style-name="P26">2,5 – 500</text:p>
          </table:table-cell>
          <table:table-cell table:style-name="t1.B6" table:number-rows-spanned="3" office:value-type="string">
            <text:p text:style-name="P27">10</text:p>
          </table:table-cell>
          <table:table-cell table:style-name="t1.B6" table:number-rows-spanned="3" office:value-type="string">
            <text:p text:style-name="P27">100</text:p>
          </table:table-cell>
          <table:table-cell table:style-name="t1.B6" table:number-rows-spanned="3" office:value-type="string">
            <text:p text:style-name="P27">0,866</text:p>
          </table:table-cell>
          <table:table-cell table:style-name="t1.B6" table:number-rows-spanned="3" office:value-type="string">
            <text:p text:style-name="P27">0,785</text:p>
          </table:table-cell>
          <table:table-cell table:style-name="t1.B3" office:value-type="string">
            <text:p text:style-name="P22">$1-50</text:p>
          </table:table-cell>
          <table:table-cell table:style-name="t1.B6" table:number-rows-spanned="3" office:value-type="string">
            <text:p text:style-name="P22">$1-60</text:p>
          </table:table-cell>
          <table:table-cell table:style-name="t1.B6" table:number-rows-spanned="3" office:value-type="string">
            <text:p text:style-name="P22">$1-70</text:p>
          </table:table-cell>
          <table:table-cell table:style-name="t1.I6" table:number-rows-spanned="3" office:value-type="string">
            <text:p text:style-name="P26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22">$1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6" office:value-type="string">
            <text:p text:style-name="P22">$1-52</text:p>
          </table:table-cell>
          <table:covered-table-cell/>
          <table:covered-table-cell/>
          <table:covered-table-cell/>
        </table:table-row>
      </table:table>
      <text:p text:style-name="P25"/>
      <text:p text:style-name="P23"><text:span text:style-name="Основной_20_шрифт_20_абзаца"><text:span text:style-name="T23"><text:s/></text:span></text:span><text:span text:style-name="Основной_20_шрифт_20_абзаца"><text:span text:style-name="T23"><draw:frame draw:style-name="fr1" draw:name="Объект22" text:anchor-type="as-char" svg:y="-0.152in" svg:width="1.239in" style:rel-width="scale" svg:height="0.2134in" style:rel-height="scale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23"> <text:s text:c="7"/></text:span></text:span><text:span text:style-name="Основной_20_шрифт_20_абзаца"><text:span text:style-name="T23"><draw:frame draw:style-name="fr1" draw:name="Объект20" text:anchor-type="as-char" svg:y="-0.2689in" svg:width="1.7453in" style:rel-width="scale" svg:height="0.4425in" style:rel-height="scale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23"> <text:s text:c="6"/></text:span></text:span><text:span text:style-name="Основной_20_шрифт_20_абзаца"><text:span text:style-name="T23"><draw:frame draw:style-name="fr1" draw:name="Объект21" text:anchor-type="as-char" svg:y="-0.1902in" svg:width="1.4654in" style:rel-width="scale" svg:height="0.2508in" style:rel-height="scale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/text:p>
      <text:p text:style-name="P5"/>
      <text:p text:style-name="Обычный"><text:span text:style-name="Основной_20_шрифт_20_абзаца"><text:span text:style-name="T16">Выводы:</text:span></text:span><text:span text:style-name="Основной_20_шрифт_20_абзаца"><text:span text:style-name="T19"> </text:span></text:span><text:span text:style-name="Основной_20_шрифт_20_абзаца"><text:span text:style-name="T14"><text:tab/>Годен (не годен)</text:span></text:span></text:p>
      <text:p text:style-name="P3"/>
      <text:p text:style-name="P3">Квитанция-счёт: № 48_______;</text:p>
      <text:p text:style-name="P13"><text:span text:style-name="Основной_20_шрифт_20_абзаца"><text:span text:style-name="T14">Свидетельство (заключение о непригодности): № </text:span></text:span><text:span text:style-name="Основной_20_шрифт_20_абзаца"><text:span text:style-name="T15"><text:tab/></text:span></text:span><text:span text:style-name="Основной_20_шрифт_20_абзаца"><text:span text:style-name="T14">;</text:span></text:span></text:p>
      <text:p text:style-name="P13"><text:span text:style-name="Основной_20_шрифт_20_абзаца"><text:span text:style-name="T14">Клеймо-наклейка: № </text:span></text:span><text:span text:style-name="Основной_20_шрифт_20_абзаца"><text:span text:style-name="T15"><text:tab/></text:span></text:span><text:span text:style-name="Основной_20_шрифт_20_абзаца"><text:span text:style-name="T14">; </text:span></text:span></text:p>
      <text:p text:style-name="P3"/>
      <text:p text:style-name="P14"><text:span text:style-name="Основной_20_шрифт_20_абзаца"><text:span text:style-name="T14">Дата </text:span></text:span><text:span text:style-name="Основной_20_шрифт_20_абзаца"><text:span text:style-name="T17"><text:s text:c="30"/></text:span></text:span><text:span text:style-name="Основной_20_шрифт_20_абзаца"><text:span text:style-name="T14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span text:style-name="MT2"><text:tab/></text:span>№ $<text:span text:style-name="MT2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01T16:20:00.98</dc:date>
    <meta:editing-duration>P3DT13H39M23S</meta:editing-duration>
    <meta:editing-cycles>392</meta:editing-cycles>
    <meta:generator>OpenOffice/4.1.6$Win32 OpenOffice.org_project/416m1$Build-9790</meta:generator>
    <meta:document-statistic meta:table-count="2" meta:image-count="0" meta:object-count="4" meta:page-count="1" meta:paragraph-count="69" meta:word-count="258" meta:character-count="1951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2/content.xml><?xml version="1.0" encoding="utf-8"?>
<math xmlns="http://www.w3.org/1998/Math/MathML">
  <semantics>
    <mrow>
      <msub>
        <mrow>
          <mi>φ</mi>
        </mrow>
        <mrow>
          <mi mathvariant="italic">пр</mi>
          <mn>.</mn>
          <mi>i</mi>
        </mrow>
      </msub>
      <mtext>=</mtext>
      <msub>
        <mrow>
          <mi>φ</mi>
        </mrow>
        <mrow>
          <mi mathvariant="italic">ср</mi>
          <mn>.</mn>
          <mi>i</mi>
        </mrow>
      </msub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φ} rsub {пр .i} "=" {φ} rsub {ср .i} "⋅" {B} rsub {i}(R)</annotation>
  </semantics>
</math>
</file>

<file path=Object 3/content.xml><?xml version="1.0" encoding="utf-8"?>
<math xmlns="http://www.w3.org/1998/Math/MathML" display="block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sub>
              <mi>φ</mi>
              <mrow>
                <mi mathvariant="italic">пр</mi>
                <mi>,</mi>
                <mi>i</mi>
              </mrow>
            </msub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φ_{пр, i} }  " - " φ_{0 i}} over φ_{0 i}  ⋅ 100"%"</annotation>
  </semantics>
</math>
</file>

<file path=Object 4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